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79pt"/>
    </style:style>
    <style:style style:name="co3" style:family="table-column">
      <style:table-column-properties fo:break-before="auto" style:column-width="79.74pt"/>
    </style:style>
    <style:style style:name="co4" style:family="table-column">
      <style:table-column-properties fo:break-before="auto" style:column-width="117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STOP CRI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Nruns</text:p>
          </table:table-cell>
          <table:table-cell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gen</text:p>
          </table:table-cell>
          <table:table-cell office:value-type="string" calcext:value-type="string">
            <text:p>req_impr</text:p>
          </table:table-cell>
          <table:table-cell office:value-type="string" calcext:value-type="string">
            <text:p>fit_begin</text:p>
          </table:table-cell>
          <table:table-cell office:value-type="string" calcext:value-type="string">
            <text:p>fit end</text:p>
          </table:table-cell>
          <table:table-cell office:value-type="string" calcext:value-type="string">
            <text:p>fit stop</text:p>
          </table:table-cell>
          <table:table-cell office:value-type="string" calcext:value-type="string">
            <text:p>stop gen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17.0532" calcext:value-type="float">
            <text:p>17.0532</text:p>
          </table:table-cell>
          <table:table-cell office:value-type="float" office:value="10.8639" calcext:value-type="float">
            <text:p>10.8639</text:p>
          </table:table-cell>
          <table:table-cell office:value-type="float" office:value="11.7698" calcext:value-type="float">
            <text:p>11.7698</text:p>
          </table:table-cell>
          <table:table-cell office:value-type="float" office:value="74.6" calcext:value-type="float">
            <text:p>74.6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float" office:value="17.0532" calcext:value-type="float">
            <text:p>17.0532</text:p>
          </table:table-cell>
          <table:table-cell office:value-type="float" office:value="10.8388" calcext:value-type="float">
            <text:p>10.8388</text:p>
          </table:table-cell>
          <table:table-cell office:value-type="float" office:value="11.9548" calcext:value-type="float">
            <text:p>11.9548</text:p>
          </table:table-cell>
          <table:table-cell office:value-type="float" office:value="61.4" calcext:value-type="float">
            <text:p>61.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17.0532" calcext:value-type="float">
            <text:p>17.0532</text:p>
          </table:table-cell>
          <table:table-cell office:value-type="float" office:value="10.7966" calcext:value-type="float">
            <text:p>10.7966</text:p>
          </table:table-cell>
          <table:table-cell office:value-type="float" office:value="13.1078" calcext:value-type="float">
            <text:p>13.1078</text:p>
          </table:table-cell>
          <table:table-cell office:value-type="float" office:value="19.65" calcext:value-type="float">
            <text:p>19.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17.1255" calcext:value-type="float">
            <text:p>17.1255</text:p>
          </table:table-cell>
          <table:table-cell office:value-type="float" office:value="10.7975" calcext:value-type="float">
            <text:p>10.7975</text:p>
          </table:table-cell>
          <table:table-cell office:value-type="float" office:value="12.2264" calcext:value-type="float">
            <text:p>12.2264</text:p>
          </table:table-cell>
          <table:table-cell office:value-type="float" office:value="39.9" calcext:value-type="float">
            <text:p>39.9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PARENT SELEC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Nrun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Mutation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Individuals</text:p>
          </table:table-cell>
          <table:table-cell office:value-type="string" calcext:value-type="string">
            <text:p>Generations</text:p>
          </table:table-cell>
          <table:table-cell office:value-type="string" calcext:value-type="string">
            <text:p>Elitist</text:p>
          </table:table-cell>
          <table:table-cell office:value-type="string" calcext:value-type="string">
            <text:p>Mutation prob.</text:p>
          </table:table-cell>
          <table:table-cell office:value-type="string" calcext:value-type="string">
            <text:p>Crossover prob.</text:p>
          </table:table-cell>
          <table:table-cell office:value-type="string" calcext:value-type="string">
            <text:p>Parent selection method</text:p>
          </table:table-cell>
          <table:table-cell office:value-type="string" calcext:value-type="string">
            <text:p>survivor select method</text:p>
          </table:table-cell>
          <table:table-cell office:value-type="string" calcext:value-type="string">
            <text:p>Mean best tou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CX</text:p>
          </table:table-cell>
          <table:table-cell office:value-type="string" calcext:value-type="string">
            <text:p>inversion</text:p>
          </table:table-cell>
          <table:table-cell office:value-type="float" office:value="179" calcext:value-type="float">
            <text:p>17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fit</text:p>
          </table:table-cell>
          <table:table-cell office:value-type="float" office:value="10.5" calcext:value-type="float">
            <text:p>10.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FPS</text:p>
          </table:table-cell>
          <table:table-cell/>
          <table:table-cell office:value-type="float" office:value="10.46" calcext:value-type="float">
            <text:p>10.4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FPS sigma</text:p>
          </table:table-cell>
          <table:table-cell/>
          <table:table-cell office:value-type="float" office:value="10.43" calcext:value-type="float">
            <text:p>10.4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TS k=2</text:p>
          </table:table-cell>
          <table:table-cell/>
          <table:table-cell office:value-type="float" office:value="10.73" calcext:value-type="float">
            <text:p>10.7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RVIVOR SELECT</text:p>
          </table:table-cell>
          <table:table-cell table:number-columns-repeated="9"/>
          <table:table-cell office:value-type="string" calcext:value-type="string">
            <text:p>TS k=4</text:p>
          </table:table-cell>
          <table:table-cell/>
          <table:table-cell office:value-type="float" office:value="11.56" calcext:value-type="float">
            <text:p>11.5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TS k=10</text:p>
          </table:table-cell>
          <table:table-cell/>
          <table:table-cell office:value-type="float" office:value="14.03" calcext:value-type="float">
            <text:p>14.03</text:p>
          </table:table-cell>
          <table:table-cell table:number-columns-repeated="2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string" calcext:value-type="string">
            <text:p>Nrun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Mutation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Individuals</text:p>
          </table:table-cell>
          <table:table-cell office:value-type="string" calcext:value-type="string">
            <text:p>Generations</text:p>
          </table:table-cell>
          <table:table-cell office:value-type="string" calcext:value-type="string">
            <text:p>Elitist</text:p>
          </table:table-cell>
          <table:table-cell office:value-type="string" calcext:value-type="string">
            <text:p>Mutation prob.</text:p>
          </table:table-cell>
          <table:table-cell office:value-type="string" calcext:value-type="string">
            <text:p>Crossover prob.</text:p>
          </table:table-cell>
          <table:table-cell office:value-type="string" calcext:value-type="string">
            <text:p>Parent selection method</text:p>
          </table:table-cell>
          <table:table-cell office:value-type="string" calcext:value-type="string">
            <text:p>survivor select method</text:p>
          </table:table-cell>
          <table:table-cell office:value-type="string" calcext:value-type="string">
            <text:p>Mean best tou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CX</text:p>
          </table:table-cell>
          <table:table-cell office:value-type="string" calcext:value-type="string">
            <text:p>inversion</text:p>
          </table:table-cell>
          <table:table-cell office:value-type="float" office:value="179" calcext:value-type="float">
            <text:p>17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uniform</text:p>
          </table:table-cell>
          <table:table-cell office:value-type="float" office:value="10.3683" calcext:value-type="float">
            <text:p>10.3683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fitness based</text:p>
          </table:table-cell>
          <table:table-cell office:value-type="float" office:value="10.4152" calcext:value-type="float">
            <text:p>10.4152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RR q=5</text:p>
          </table:table-cell>
          <table:table-cell office:value-type="float" office:value="12.2688" calcext:value-type="float">
            <text:p>12.2688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RR q=10</text:p>
          </table:table-cell>
          <table:table-cell office:value-type="float" office:value="11.9616" calcext:value-type="float">
            <text:p>11.9616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RR q=20</text:p>
          </table:table-cell>
          <table:table-cell office:value-type="float" office:value="11.8905" calcext:value-type="float">
            <text:p>11.8905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RR q=50</text:p>
          </table:table-cell>
          <table:table-cell office:value-type="float" office:value="11.8067" calcext:value-type="float">
            <text:p>11.8067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Mutation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Individuals</text:p>
          </table:table-cell>
          <table:table-cell office:value-type="string" calcext:value-type="string">
            <text:p>Generations</text:p>
          </table:table-cell>
          <table:table-cell office:value-type="string" calcext:value-type="string">
            <text:p>Elitist</text:p>
          </table:table-cell>
          <table:table-cell office:value-type="string" calcext:value-type="string">
            <text:p>Mutation prob.</text:p>
          </table:table-cell>
          <table:table-cell office:value-type="string" calcext:value-type="string">
            <text:p>Crossover prob.</text:p>
          </table:table-cell>
          <table:table-cell office:value-type="string" calcext:value-type="string">
            <text:p>Parent selection method</text:p>
          </table:table-cell>
          <table:table-cell office:value-type="string" calcext:value-type="string">
            <text:p>survivor select method</text:p>
          </table:table-cell>
          <table:table-cell office:value-type="string" calcext:value-type="string">
            <text:p>Mean best tou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CX</text:p>
          </table:table-cell>
          <table:table-cell office:value-type="string" calcext:value-type="string">
            <text:p>inversion</text:p>
          </table:table-cell>
          <table:table-cell office:value-type="float" office:value="179" calcext:value-type="float">
            <text:p>179</text:p>
          </table:table-cell>
          <table:table-cell office:value-type="float" office:value="28" calcext:value-type="float">
            <text:p>28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uniform</text:p>
          </table:table-cell>
          <table:table-cell office:value-type="float" office:value="10.3802" calcext:value-type="float">
            <text:p>10.3802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fitness based</text:p>
          </table:table-cell>
          <table:table-cell office:value-type="float" office:value="10.3665" calcext:value-type="float">
            <text:p>10.3665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number-columns-repeated="2"/>
          <table:table-cell office:value-type="string" calcext:value-type="string">
            <text:p>BCL380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Mutation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Individuals</text:p>
          </table:table-cell>
          <table:table-cell office:value-type="string" calcext:value-type="string">
            <text:p>Generations</text:p>
          </table:table-cell>
          <table:table-cell office:value-type="string" calcext:value-type="string">
            <text:p>Elitist</text:p>
          </table:table-cell>
          <table:table-cell office:value-type="string" calcext:value-type="string">
            <text:p>Mutation prob.</text:p>
          </table:table-cell>
          <table:table-cell office:value-type="string" calcext:value-type="string">
            <text:p>Crossover prob.</text:p>
          </table:table-cell>
          <table:table-cell office:value-type="string" calcext:value-type="string">
            <text:p>Parent selection method</text:p>
          </table:table-cell>
          <table:table-cell office:value-type="string" calcext:value-type="string">
            <text:p>survivor select method</text:p>
          </table:table-cell>
          <table:table-cell office:value-type="string" calcext:value-type="string">
            <text:p>Mean best tour</text:p>
          </table:table-cell>
          <table:table-cell office:value-type="string" calcext:value-type="string">
            <text:p>optimal tour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CX</text:p>
          </table:table-cell>
          <table:table-cell office:value-type="string" calcext:value-type="string">
            <text:p>inversion</text:p>
          </table:table-cell>
          <table:table-cell office:value-type="float" office:value="179" calcext:value-type="float">
            <text:p>179</text:p>
          </table:table-cell>
          <table:table-cell office:value-type="float" office:value="28" calcext:value-type="float">
            <text:p>28</text:p>
          </table:table-cell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fpropselect</text:p>
          </table:table-cell>
          <table:table-cell office:value-type="string" calcext:value-type="string">
            <text:p>fitness based</text:p>
          </table:table-cell>
          <table:table-cell office:value-type="float" office:value="2233.9262" calcext:value-type="float">
            <text:p>2233.9262</text:p>
          </table:table-cell>
          <table:table-cell office:value-type="float" office:value="1621" calcext:value-type="float">
            <text:p>1621</text:p>
          </table:table-cell>
          <table:table-cell table:formula="of:=[.N35]/[.$O$35]" office:value-type="float" office:value="1.37811610117212" calcext:value-type="float">
            <text:p>1.37811610117212</text:p>
          </table:table-cell>
        </table:table-row>
        <table:table-row table:style-name="ro1">
          <table:table-cell table:number-columns-repeated="13"/>
          <table:table-cell office:value-type="float" office:value="2137.4531" calcext:value-type="float">
            <text:p>2137.4531</text:p>
          </table:table-cell>
          <table:table-cell/>
          <table:table-cell table:formula="of:=[.N36]/[.$O$35]" office:value-type="float" office:value="1.31860154225787" calcext:value-type="float">
            <text:p>1.31860154225787</text:p>
          </table:table-cell>
        </table:table-row>
        <table:table-row table:style-name="ro1">
          <table:table-cell table:number-columns-repeated="13"/>
          <table:table-cell office:value-type="float" office:value="2066.8808" calcext:value-type="float">
            <text:p>2066.8808</text:p>
          </table:table-cell>
          <table:table-cell/>
          <table:table-cell table:formula="of:=[.N37]/[.$O$35]" office:value-type="float" office:value="1.27506526835287" calcext:value-type="float">
            <text:p>1.27506526835287</text:p>
          </table:table-cell>
        </table:table-row>
        <table:table-row table:style-name="ro1">
          <table:table-cell table:number-columns-repeated="13"/>
          <table:table-cell office:value-type="float" office:value="2071.4601" calcext:value-type="float">
            <text:p>2071.4601</text:p>
          </table:table-cell>
          <table:table-cell/>
          <table:table-cell table:formula="of:=[.N38]/[.$O$35]" office:value-type="float" office:value="1.27789025293029" calcext:value-type="float">
            <text:p>1.27789025293029</text:p>
          </table:table-cell>
        </table:table-row>
        <table:table-row table:style-name="ro1">
          <table:table-cell table:number-columns-repeated="13"/>
          <table:table-cell office:value-type="float" office:value="2044.9902" calcext:value-type="float">
            <text:p>2044.9902</text:p>
          </table:table-cell>
          <table:table-cell/>
          <table:table-cell table:formula="of:=[.N39]/[.$O$35]" office:value-type="float" office:value="1.26156088834053" calcext:value-type="float">
            <text:p>1.26156088834053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ean</text:p>
          </table:table-cell>
          <table:table-cell table:formula="of:=AVERAGE([.N35:.N39])" office:value-type="float" office:value="2110.94208" calcext:value-type="float">
            <text:p>2110.94208</text:p>
          </table:table-cell>
          <table:table-cell/>
          <table:table-cell table:formula="of:=AVERAGE([.P35:.P39])" office:value-type="float" office:value="1.30224681061073" calcext:value-type="float">
            <text:p>1.3022468106107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SCX</text:p>
          </table:table-cell>
          <table:table-cell office:value-type="string" calcext:value-type="string">
            <text:p>inversion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fpropselect</text:p>
          </table:table-cell>
          <table:table-cell office:value-type="string" calcext:value-type="string">
            <text:p>fitness based</text:p>
          </table:table-cell>
          <table:table-cell office:value-type="float" office:value="1960.3679" calcext:value-type="float">
            <text:p>1960.3679</text:p>
          </table:table-cell>
          <table:table-cell office:value-type="float" office:value="1621" calcext:value-type="float">
            <text:p>1621</text:p>
          </table:table-cell>
          <table:table-cell table:formula="of:=[.N42]/[.$O$35]" office:value-type="float" office:value="1.20935712523134" calcext:value-type="float">
            <text:p>1.20935712523134</text:p>
          </table:table-cell>
        </table:table-row>
        <table:table-row table:style-name="ro1">
          <table:table-cell table:number-columns-repeated="13"/>
          <table:table-cell office:value-type="float" office:value="1879.2349" calcext:value-type="float">
            <text:p>1879.2349</text:p>
          </table:table-cell>
          <table:table-cell/>
          <table:table-cell table:formula="of:=[.N43]/[.$O$35]" office:value-type="float" office:value="1.1593059222702" calcext:value-type="float">
            <text:p>1.1593059222702</text:p>
          </table:table-cell>
        </table:table-row>
        <table:table-row table:style-name="ro1">
          <table:table-cell table:number-columns-repeated="13"/>
          <table:table-cell office:value-type="float" office:value="1842.2342" calcext:value-type="float">
            <text:p>1842.2342</text:p>
          </table:table-cell>
          <table:table-cell/>
          <table:table-cell table:formula="of:=[.N44]/[.$O$35]" office:value-type="float" office:value="1.13648007402838" calcext:value-type="float">
            <text:p>1.13648007402838</text:p>
          </table:table-cell>
        </table:table-row>
        <table:table-row table:style-name="ro1">
          <table:table-cell table:number-columns-repeated="13"/>
          <table:table-cell office:value-type="float" office:value="1936.9453" calcext:value-type="float">
            <text:p>1936.9453</text:p>
          </table:table-cell>
          <table:table-cell/>
          <table:table-cell table:formula="of:=[.N45]/[.$O$35]" office:value-type="float" office:value="1.19490764959901" calcext:value-type="float">
            <text:p>1.19490764959901</text:p>
          </table:table-cell>
        </table:table-row>
        <table:table-row table:style-name="ro1">
          <table:table-cell table:number-columns-repeated="13"/>
          <table:table-cell office:value-type="float" office:value="1895.4386" calcext:value-type="float">
            <text:p>1895.4386</text:p>
          </table:table-cell>
          <table:table-cell/>
          <table:table-cell table:formula="of:=[.N46]/[.$O$35]" office:value-type="float" office:value="1.16930203578038" calcext:value-type="float">
            <text:p>1.16930203578038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ean</text:p>
          </table:table-cell>
          <table:table-cell table:formula="of:=AVERAGE([.N42:.N46])" office:value-type="float" office:value="1902.84418" calcext:value-type="float">
            <text:p>1902.84418</text:p>
          </table:table-cell>
          <table:table-cell/>
          <table:table-cell table:formula="of:=AVERAGE([.P42:.P46])" office:value-type="float" office:value="1.17387056138186" calcext:value-type="float">
            <text:p>1.17387056138186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XQL662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Individuals</text:p>
          </table:table-cell>
          <table:table-cell office:value-type="string" calcext:value-type="string">
            <text:p>Generations</text:p>
          </table:table-cell>
          <table:table-cell office:value-type="string" calcext:value-type="string">
            <text:p>Elitist</text:p>
          </table:table-cell>
          <table:table-cell office:value-type="string" calcext:value-type="string">
            <text:p>Mutation prob.</text:p>
          </table:table-cell>
          <table:table-cell office:value-type="string" calcext:value-type="string">
            <text:p>Crossover prob.</text:p>
          </table:table-cell>
          <table:table-cell office:value-type="string" calcext:value-type="string">
            <text:p>Parent selection method</text:p>
          </table:table-cell>
          <table:table-cell office:value-type="string" calcext:value-type="string">
            <text:p>survivor select method</text:p>
          </table:table-cell>
          <table:table-cell office:value-type="string" calcext:value-type="string">
            <text:p>Mean best tour</text:p>
          </table:table-cell>
          <table:table-cell office:value-type="string" calcext:value-type="string">
            <text:p>optimal tour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inversion</text:p>
          </table:table-cell>
          <table:table-cell office:value-type="float" office:value="179" calcext:value-type="float">
            <text:p>179</text:p>
          </table:table-cell>
          <table:table-cell office:value-type="float" office:value="28" calcext:value-type="float">
            <text:p>28</text:p>
          </table:table-cell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fpropselect</text:p>
          </table:table-cell>
          <table:table-cell office:value-type="string" calcext:value-type="string">
            <text:p>fitness based</text:p>
          </table:table-cell>
          <table:table-cell office:value-type="float" office:value="3562.3662" calcext:value-type="float">
            <text:p>3562.3662</text:p>
          </table:table-cell>
          <table:table-cell office:value-type="float" office:value="2513" calcext:value-type="float">
            <text:p>2513</text:p>
          </table:table-cell>
          <table:table-cell table:formula="of:=[.N51]/[.O51]" office:value-type="float" office:value="1.41757508953442" calcext:value-type="float">
            <text:p>1.4175750895344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inversion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fpropselect</text:p>
          </table:table-cell>
          <table:table-cell office:value-type="string" calcext:value-type="string">
            <text:p>fitness based</text:p>
          </table:table-cell>
          <table:table-cell office:value-type="float" office:value="3391.2674" calcext:value-type="float">
            <text:p>3391.2674</text:p>
          </table:table-cell>
          <table:table-cell office:value-type="float" office:value="2513" calcext:value-type="float">
            <text:p>2513</text:p>
          </table:table-cell>
          <table:table-cell table:formula="of:=[.N53]/[.O53]" office:value-type="float" office:value="1.34948961400716" calcext:value-type="float">
            <text:p>1.34948961400716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XQF131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Individuals</text:p>
          </table:table-cell>
          <table:table-cell office:value-type="string" calcext:value-type="string">
            <text:p>Generations</text:p>
          </table:table-cell>
          <table:table-cell office:value-type="string" calcext:value-type="string">
            <text:p>Elitist</text:p>
          </table:table-cell>
          <table:table-cell office:value-type="string" calcext:value-type="string">
            <text:p>Mutation prob.</text:p>
          </table:table-cell>
          <table:table-cell office:value-type="string" calcext:value-type="string">
            <text:p>Crossover prob.</text:p>
          </table:table-cell>
          <table:table-cell office:value-type="string" calcext:value-type="string">
            <text:p>Parent selection method</text:p>
          </table:table-cell>
          <table:table-cell office:value-type="string" calcext:value-type="string">
            <text:p>survivor select method</text:p>
          </table:table-cell>
          <table:table-cell office:value-type="string" calcext:value-type="string">
            <text:p>Mean best tour</text:p>
          </table:table-cell>
          <table:table-cell office:value-type="string" calcext:value-type="string">
            <text:p>optimal tour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inversion</text:p>
          </table:table-cell>
          <table:table-cell office:value-type="float" office:value="179" calcext:value-type="float">
            <text:p>179</text:p>
          </table:table-cell>
          <table:table-cell office:value-type="float" office:value="28" calcext:value-type="float">
            <text:p>28</text:p>
          </table:table-cell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fpropselect</text:p>
          </table:table-cell>
          <table:table-cell office:value-type="string" calcext:value-type="string">
            <text:p>fitness based</text:p>
          </table:table-cell>
          <table:table-cell office:value-type="float" office:value="621.2464" calcext:value-type="float">
            <text:p>621.2464</text:p>
          </table:table-cell>
          <table:table-cell office:value-type="float" office:value="564" calcext:value-type="float">
            <text:p>564</text:p>
          </table:table-cell>
          <table:table-cell table:formula="of:=[.N57]/[.$O$57]" office:value-type="float" office:value="1.10150070921986" calcext:value-type="float">
            <text:p>1.10150070921986</text:p>
          </table:table-cell>
        </table:table-row>
        <table:table-row table:style-name="ro1">
          <table:table-cell table:number-columns-repeated="13"/>
          <table:table-cell office:value-type="float" office:value="622.9242" calcext:value-type="float">
            <text:p>622.9242</text:p>
          </table:table-cell>
          <table:table-cell/>
          <table:table-cell table:formula="of:=[.N58]/[.$O$57]" office:value-type="float" office:value="1.10447553191489" calcext:value-type="float">
            <text:p>1.10447553191489</text:p>
          </table:table-cell>
        </table:table-row>
        <table:table-row table:style-name="ro1">
          <table:table-cell table:number-columns-repeated="13"/>
          <table:table-cell office:value-type="float" office:value="631.5982" calcext:value-type="float">
            <text:p>631.5982</text:p>
          </table:table-cell>
          <table:table-cell/>
          <table:table-cell table:formula="of:=[.N59]/[.$O$57]" office:value-type="float" office:value="1.11985496453901" calcext:value-type="float">
            <text:p>1.11985496453901</text:p>
          </table:table-cell>
        </table:table-row>
        <table:table-row table:style-name="ro1">
          <table:table-cell table:number-columns-repeated="13"/>
          <table:table-cell office:value-type="float" office:value="650.9541" calcext:value-type="float">
            <text:p>650.9541</text:p>
          </table:table-cell>
          <table:table-cell/>
          <table:table-cell table:formula="of:=[.N60]/[.$O$57]" office:value-type="float" office:value="1.15417393617021" calcext:value-type="float">
            <text:p>1.15417393617021</text:p>
          </table:table-cell>
        </table:table-row>
        <table:table-row table:style-name="ro1">
          <table:table-cell table:number-columns-repeated="13"/>
          <table:table-cell office:value-type="float" office:value="620.5122" calcext:value-type="float">
            <text:p>620.5122</text:p>
          </table:table-cell>
          <table:table-cell/>
          <table:table-cell table:formula="of:=[.N61]/[.$O$57]" office:value-type="float" office:value="1.10019893617021" calcext:value-type="float">
            <text:p>1.10019893617021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ean</text:p>
          </table:table-cell>
          <table:table-cell table:formula="of:=AVERAGE([.N57:.N61])" office:value-type="float" office:value="629.44702" calcext:value-type="float">
            <text:p>629.44702</text:p>
          </table:table-cell>
          <table:table-cell/>
          <table:table-cell table:formula="of:=AVERAGE([.P57:.P61])" office:value-type="float" office:value="1.11604081560284" calcext:value-type="float">
            <text:p>1.11604081560284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inversion</text:p>
          </table:table-cell>
          <table:table-cell office:value-type="float" office:value="393" calcext:value-type="float">
            <text:p>393</text:p>
          </table:table-cell>
          <table:table-cell office:value-type="float" office:value="64" calcext:value-type="float">
            <text:p>64</text:p>
          </table:table-cell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fpropselect</text:p>
          </table:table-cell>
          <table:table-cell office:value-type="string" calcext:value-type="string">
            <text:p>fitness based</text:p>
          </table:table-cell>
          <table:table-cell office:value-type="float" office:value="610.5279" calcext:value-type="float">
            <text:p>610.5279</text:p>
          </table:table-cell>
          <table:table-cell office:value-type="float" office:value="564" calcext:value-type="float">
            <text:p>564</text:p>
          </table:table-cell>
          <table:table-cell table:formula="of:=[.N64]/[.$O$57]" office:value-type="float" office:value="1.08249627659574" calcext:value-type="float">
            <text:p>1.08249627659574</text:p>
          </table:table-cell>
        </table:table-row>
        <table:table-row table:style-name="ro1">
          <table:table-cell table:number-columns-repeated="13"/>
          <table:table-cell office:value-type="float" office:value="611.4927" calcext:value-type="float">
            <text:p>611.4927</text:p>
          </table:table-cell>
          <table:table-cell/>
          <table:table-cell table:formula="of:=[.N65]/[.$O$57]" office:value-type="float" office:value="1.08420691489362" calcext:value-type="float">
            <text:p>1.08420691489362</text:p>
          </table:table-cell>
        </table:table-row>
        <table:table-row table:style-name="ro1">
          <table:table-cell table:number-columns-repeated="13"/>
          <table:table-cell office:value-type="float" office:value="616.7273" calcext:value-type="float">
            <text:p>616.7273</text:p>
          </table:table-cell>
          <table:table-cell/>
          <table:table-cell table:formula="of:=[.N66]/[.$O$57]" office:value-type="float" office:value="1.09348812056738" calcext:value-type="float">
            <text:p>1.09348812056738</text:p>
          </table:table-cell>
        </table:table-row>
        <table:table-row table:style-name="ro1">
          <table:table-cell table:number-columns-repeated="13"/>
          <table:table-cell office:value-type="float" office:value="606.0803" calcext:value-type="float">
            <text:p>606.0803</text:p>
          </table:table-cell>
          <table:table-cell/>
          <table:table-cell table:formula="of:=[.N67]/[.$O$57]" office:value-type="float" office:value="1.07461046099291" calcext:value-type="float">
            <text:p>1.07461046099291</text:p>
          </table:table-cell>
        </table:table-row>
        <table:table-row table:style-name="ro1">
          <table:table-cell table:number-columns-repeated="13"/>
          <table:table-cell office:value-type="float" office:value="620.5122" calcext:value-type="float">
            <text:p>620.5122</text:p>
          </table:table-cell>
          <table:table-cell/>
          <table:table-cell table:formula="of:=[.N68]/[.$O$57]" office:value-type="float" office:value="1.10019893617021" calcext:value-type="float">
            <text:p>1.10019893617021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ean</text:p>
          </table:table-cell>
          <table:table-cell table:formula="of:=AVERAGE([.N64:.N68])" office:value-type="float" office:value="613.06808" calcext:value-type="float">
            <text:p>613.06808</text:p>
          </table:table-cell>
          <table:table-cell/>
          <table:table-cell table:formula="of:=AVERAGE([.P64:.P68])" office:value-type="float" office:value="1.08700014184397" calcext:value-type="float">
            <text:p>1.087000141843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6T14:30:57.683669613</meta:creation-date>
    <dc:date>2019-01-06T23:27:33.567766142</dc:date>
    <meta:editing-duration>PT33M8S</meta:editing-duration>
    <meta:editing-cycles>3</meta:editing-cycles>
    <meta:generator>LibreOffice/5.2.7.2$Linux_X86_64 LibreOffice_project/20m0$Build-2</meta:generator>
    <meta:document-statistic meta:table-count="1" meta:cell-count="269" meta:object-count="0"/>
  </office:meta>
</office:document-meta>
</file>